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0ac" officeooo:paragraph-rsid="000460ac"/>
    </style:style>
    <style:style style:name="P2" style:family="paragraph" style:parent-style-name="Table_20_Contents">
      <style:text-properties officeooo:rsid="000460ac" officeooo:paragraph-rsid="000460a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60ac" officeooo:paragraph-rsid="000460ac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460ac" officeooo:paragraph-rsid="000460ac" style:font-weight-asian="bold" style:font-weight-complex="bold"/>
    </style:style>
    <style:style style:name="P5" style:family="paragraph" style:parent-style-name="Standard">
      <style:text-properties officeooo:rsid="00067648" officeooo:paragraph-rsid="00067648"/>
    </style:style>
    <style:style style:name="P6" style:family="paragraph" style:parent-style-name="Table_20_Contents">
      <style:text-properties officeooo:rsid="000460ac" officeooo:paragraph-rsid="000460ac"/>
    </style:style>
    <style:style style:name="P7" style:family="paragraph" style:parent-style-name="Table_20_Contents">
      <style:text-properties officeooo:rsid="0005d5a5" officeooo:paragraph-rsid="0005d5a5"/>
    </style:style>
    <style:style style:name="P8" style:family="paragraph" style:parent-style-name="Table_20_Contents">
      <style:text-properties officeooo:rsid="0005d5a5" officeooo:paragraph-rsid="00067648"/>
    </style:style>
    <style:style style:name="P9" style:family="paragraph" style:parent-style-name="Table_20_Contents">
      <style:text-properties officeooo:rsid="00067648" officeooo:paragraph-rsid="00067648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center"/>
      <style:text-properties style:text-outline="true" fo:font-size="14pt" style:font-size-asian="14pt" style:font-size-complex="14pt"/>
    </style:style>
    <style:style style:name="T1" style:family="text">
      <style:text-properties officeooo:rsid="000460ac"/>
    </style:style>
    <style:style style:name="T2" style:family="text">
      <style:text-properties officeooo:rsid="0005d5a5"/>
    </style:style>
    <style:style style:name="T3" style:family="text">
      <style:text-properties officeooo:rsid="00074117"/>
    </style:style>
    <style:style style:name="T4" style:family="text">
      <style:text-properties style:text-outline="true" fo:font-size="15pt" style:font-size-asian="15pt" style:font-size-complex="15pt"/>
    </style:style>
    <style:style style:name="T5" style:family="text">
      <style:text-properties style:text-outline="false"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outline="false" fo:font-size="12pt" style:font-size-asian="12pt" style:font-size-complex="12pt"/>
    </style:style>
    <style:style style:name="T7" style:family="text">
      <style:text-properties style:text-outline="false" fo:font-size="12pt" fo:text-shadow="none" fo:font-weight="bold" style:font-size-asian="12pt" style:font-weight-asian="bold" style:font-size-complex="12pt" style:font-weight-complex="bold"/>
    </style:style>
    <style:style style:name="T8" style:family="text">
      <style:text-properties style:text-outline="false" fo:font-size="12pt" fo:text-shadow="none" style:font-size-asian="12pt" style:font-size-complex="12pt"/>
    </style:style>
    <style:style style:name="T9" style:family="text">
      <style:text-properties style:text-outline="false" fo:font-size="12pt" fo:text-shadow="1pt 1pt" style:font-size-asian="12pt" style:font-size-complex="12pt"/>
    </style:style>
    <style:style style:name="gr1" style:family="graphic">
      <style:graphic-properties draw:stroke="solid" svg:stroke-color="#000000" draw:fill="none" draw:fill-color="#ffffff" fo:min-height="1.79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er</text:span> de profesor de matemáticas <text:span text:style-name="T1">de Educación Secundaria (sacar plaza)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META</text:p>
          </table:table-cell>
          <table:table-cell table:style-name="Table1.A1" table:number-columns-spanned="2" office:value-type="string">
            <text:p text:style-name="P3">OBSTÁCULOS</text:p>
          </table:table-cell>
          <table:covered-table-cell/>
          <table:table-cell table:style-name="Table1.D1" office:value-type="string">
            <text:p text:style-name="P3">ACTIVIDAD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Situación</text:p>
          </table:table-cell>
          <table:table-cell table:style-name="Table1.A2" office:value-type="string">
            <text:p text:style-name="P4">Organismo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legar a ser profesor de Matemáticas</text:p>
          </table:table-cell>
          <table:table-cell table:style-name="Table1.A2" office:value-type="string">
            <text:p text:style-name="P2">1. Estoy trabajando</text:p>
            <text:p text:style-name="P2">2. <text:span text:style-name="T2">Obligaciones familiares</text:span></text:p>
            <text:p text:style-name="P7">3. Objetivo a largo plazo (las pruebas de acceso no serán antes de un año y medio / dos)</text:p>
            <text:p text:style-name="P7">4. Netflix (series, pelis)</text:p>
            <text:p text:style-name="P2"/>
          </table:table-cell>
          <table:table-cell table:style-name="Table1.A2" office:value-type="string">
            <text:p text:style-name="P7">5. No tengo claro el objetivo</text:p>
            <text:p text:style-name="P7">6. Soy lento y a consecuencia de ello me agobio</text:p>
            <text:p text:style-name="P7">7. Empiezo una tarea y no la termino, falta de constancia</text:p>
            <text:p text:style-name="P7">8. Cansancio (duermo poco)</text:p>
          </table:table-cell>
          <table:table-cell table:style-name="Table1.D2" office:value-type="string">
            <text:p text:style-name="P8">2. Consensuar con la familia otro reparto de obligaciones que libere un poco de tiempo (inmediato)</text:p>
            <text:p text:style-name="P9">3. Establecer un calendario con objetivos intermedios.</text:p>
            <text:p text:style-name="P8">4, <text:span text:style-name="T3">8</text:span>. Emplear el tiempo perdido en ver series y demás en estudiar (inmediato)</text:p>
            <text:p text:style-name="P8">5. Decidir si realmente es lo que quiero hacer (Inmediato)</text:p>
            <text:p text:style-name="P9">6. Consultar con un especialista (psicólogo/psiquiatra) para buscar una solución (Inmediato – contínuo en el tiempo)</text:p>
            <text:p text:style-name="P9">7. Apuntarse a una academia de prepar<text:span text:style-name="T3">a</text:span>ción <text:span text:style-name="T3">(trasversal)</text:span>.</text:p>
          </table:table-cell>
        </table:table-row>
      </table:table>
      <text:p text:style-name="P5"><draw:frame text:anchor-type="paragraph" draw:z-index="0" draw:name="Shape1" draw:style-name="gr1" draw:text-style-name="P12" svg:width="6.8413in" svg:height="1.7976in" svg:x="-0.0307in" svg:y="0.2228in"><draw:text-box><text:p text:style-name="P10"><text:span text:style-name="T4">Justificaciones</text:span></text:p><text:p text:style-name="P11"><text:span text:style-name="T5">Situación 1</text:span><text:span text:style-name="T6">: El trabajo que tengo a veces requiere más tiempo de la jornada oficial de 8h, incluidos </text:span><text:span text:style-name="T6">fines de semana, con lo que el tiempo disponible para la preparación se reduce.</text:span></text:p><text:p text:style-name="P11"><text:span text:style-name="T6"/></text:p><text:p text:style-name="P11"><text:span text:style-name="T7">Actividad 3:</text:span><text:span text:style-name="T8"> </text:span><text:span text:style-name="T6">Por ejemplo, establecer un calendario de estudios y cada trimestre hacer un simulacro.</text:span></text:p><text:p text:style-name="P11"><text:span text:style-name="T6"/></text:p><text:p text:style-name="P11"><text:span text:style-name="T9">Actividad 4,8: </text:span><text:span text:style-name="T6">Esto liberará tiempo también para descanso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Hícar Armendáriz</meta:initial-creator>
    <meta:creation-date>2022-04-12T15:13:32.123119221</meta:creation-date>
    <dc:date>2022-04-16T17:58:07.017724491</dc:date>
    <dc:creator>Jose Hícar Armendáriz</dc:creator>
    <meta:editing-duration>PT9M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151" meta:character-count="924" meta:non-whitespace-character-count="793"/>
  </office:meta>
</office:document-meta>
</file>